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Rubrik" style:master-page-name="MP0" style:family="paragraph">
      <style:paragraph-properties fo:break-before="page" fo:text-align="center"/>
    </style:style>
  </office:automatic-styles>
  <office:body>
    <office:text text:use-soft-page-breaks="true">
      <text:p text:style-name="P1">Min roll i teamet, Emil Jons</text:p>
      <text:p text:style-name="Normal"/>
      <text:p text:style-name="Normal"/>
      <text:p text:style-name="Normal">Under projektets gång kommer jag<text:s/>som datatekniker fokusera mera på utvecklingen av appen.<text:s/>Under de olika faserna i projektet kommer jag ha en roll<text:s/>som har mera fokus kopplat<text:s/>till appen, beroende på om det är Analytiska, kreativa eller presentationsfasen. Under den analytiska fasen kommer jag<text:s/>samt den andra datateknikern<text:s/>fokusera på<text:s/>vad användaren har för behov av appen, när den främst kommer användas osv. Utifrån det vi har kommit fram till i analytiska delen fokuserar vi starkare på i den kreativa fasen där vi ska försöka ta fram lösningar på dem behoven. Detta kommer jag göra genom att få en fungerande prototyp så tidigt som möjligt för att kunna testa lättare och utveckla appen utifrån vad användare har för synpunkter osv. Detta leder såklart in i presentations fasen där jag kommer att fokusera på att försöka implementera alla funktioner som vi strävar efter i gruppen samt få så mycket som vi tänkt att fungera.<text:s/>Jag kommer generellt sett fokusera mera på att få en fungerande prototyp medan min andra data kurs kamrat fokuserar mera på APP designen och hur den ska framstå från ett användarperspektiv.<text:s/></text:p>
      <text:p text:style-name="Normal">Mina styrkor i gruppen tror jag är min lilla tidigare erfarenhet med APP utveckling, då jag tidigare har utvecklat ett spel för att sedan publicera det som en app. Största utmaningen tror jag kommer vara att utföra arbetet under den givna tidsramen.</text:p>
      <text:p text:style-name="Normal">Andra kompetens områden som intresserar mig är den elektroniska sidan. Jag kan gärna tänka mig hjälpa till med utveckling av en fungerande fysiskt prototyp där alla sensorer gör det dem sk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tycketeckensnitt" style:display-name="Standardstycketeckensnitt" style:family="text"/>
    <style:style style:name="Rubrik" style:display-name="Rubrik"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RubrikChar" style:display-name="Rubrik Char" style:family="text" style:parent-style-name="Standardstycketeckensnitt">
      <style:text-properties style:font-name="Calibri Light" style:font-name-asian="Times New Roman" style:font-name-complex="Times New Roman" fo:letter-spacing="-0.0069in" style:letter-kerning="true" fo:font-size="28pt" style:font-size-asian="28pt" style:font-size-complex="28pt"/>
    </style:style>
    <style:style style:name="Sidhuvud" style:display-name="Sidhuvud"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SidhuvudChar" style:display-name="Sidhuvud Char" style:family="text" style:parent-style-name="Standardstycketeckensnitt"/>
    <style:style style:name="Sidfot" style:display-name="Sidfo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SidfotChar" style:display-name="Sidfot Char" style:family="text" style:parent-style-name="Standardstycketeckensnit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Sidfot" style:family="paragraph">
      <style:text-properties fo:language="en" fo:country="US"/>
    </style:style>
  </office:automatic-styles>
  <office:master-styles>
    <style:master-page style:name="MP0" style:page-layout-name="PL0">
      <style:header>
        <text:p text:style-name="P2">E-mail: emjo2109@student.miun.se</text:p>
        <text:p text:style-name="Sidfot">Kurs: ET061G</text:p>
        <text:p text:style-name="Sidhuvu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ns, Emil</meta:initial-creator>
    <dc:creator>Jons, Emil</dc:creator>
    <meta:creation-date>2022-02-20T15:40:00Z</meta:creation-date>
    <dc:date>2022-02-20T16:45:00Z</dc:date>
    <meta:print-date>2022-02-20T16:45:00Z</meta:print-date>
    <meta:template xlink:href="Normal.dotm" xlink:type="simple"/>
    <meta:editing-cycles>4</meta:editing-cycles>
    <meta:editing-duration>PT2760S</meta:editing-duration>
    <meta:document-statistic meta:page-count="1" meta:paragraph-count="3" meta:word-count="252" meta:character-count="1589" meta:row-count="11" meta:non-whitespace-character-count="1340"/>
  </office:meta>
</office:document-meta>
</file>